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12.409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8.493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1.561cm"/>
    </style:style>
    <style:style style:name="co11" style:family="table-column">
      <style:table-column-properties fo:break-before="auto" style:column-width="5.212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3.043cm"/>
    </style:style>
    <style:style style:name="co14" style:family="table-column">
      <style:table-column-properties fo:break-before="auto" style:column-width="0.423cm"/>
    </style:style>
    <style:style style:name="co15" style:family="table-column">
      <style:table-column-properties fo:break-before="auto" style:column-width="8.916cm"/>
    </style:style>
    <style:style style:name="co16" style:family="table-column">
      <style:table-column-properties fo:break-before="auto" style:column-width="3.228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2.275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63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69cm" fo:break-before="auto" style:use-optimal-row-height="false"/>
    </style:style>
    <style:style style:name="ro6" style:family="table-row">
      <style:table-row-properties style:row-height="1.06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3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45cm" fo:break-before="auto" style:use-optimal-row-height="tru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0.977cm" fo:break-before="auto" style:use-optimal-row-height="true"/>
    </style:style>
    <style:style style:name="ro16" style:family="table-row">
      <style:table-row-properties style:row-height="1.445cm" fo:break-before="auto" style:use-optimal-row-height="tru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71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none" fo:border-top="none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5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4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6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9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3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none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81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84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8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8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5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8" style:family="table-cell" style:parent-style-name="Default" style:data-style-name="N0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4" style:family="table-cell" style:parent-style-name="Default" style:data-style-name="N0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46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2" style:family="table-cell" style:parent-style-name="Default" style:data-style-name="N0">
      <style:table-cell-properties fo:border-bottom="none" fo:background-color="#729fcf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80" style:family="table-cell" style:parent-style-name="Default" style:data-style-name="N0">
      <style:table-cell-properties fo:border-bottom="none" fo:background-color="#729fc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2" style:family="table-cell" style:parent-style-name="Default" style:data-style-name="N0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8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89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9" style:family="table-cell" style:parent-style-name="Default" style:data-style-name="N0">
      <style:table-cell-properties fo:background-color="#ffff00" style:text-align-source="fix" style:repeat-content="false" fo:wrap-option="wrap" style:vertical-align="top"/>
      <style:paragraph-properties fo:text-align="start" fo:margin-left="0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cm"/>
      <style:text-properties style:font-name="Times New Roman" fo:font-weight="bold" style:font-name-asian="Times New Roman2" style:font-weight-asian="bold" style:font-name-complex="Times New Roman2" style:font-weight-complex="bold"/>
    </style:style>
    <style:style style:name="ce5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24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6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none" fo:background-color="#00ff00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0" style:family="table-cell" style:parent-style-name="Default" style:data-style-name="N0">
      <style:table-cell-properties fo:border-bottom="none" fo:background-color="#ff860d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ce10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1.058cm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justify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0.06pt solid #000000" fo:border-top="0.06pt solid #000000" style:vertical-align="top"/>
      <style:paragraph-properties fo:text-align="end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transparent" fo:border="0.06pt solid #000000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11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top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1" style:family="table-cell" style:parent-style-name="Default" style:data-style-name="N0">
      <style:table-cell-properties fo:border-bottom="none" fo:background-color="#ffff00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3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4" style:family="table-cell" style:parent-style-name="Default" style:data-style-name="N0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49" style:family="table-cell" style:parent-style-name="Default" style:data-style-name="N0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62" style:family="table-cell" style:parent-style-name="Default" style:data-style-name="N0">
      <style:table-cell-properties fo:background-color="#00ff00" style:text-align-source="fix" style:repeat-content="false" fo:border="0.06pt solid #000000" style:vertical-align="automatic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start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71" style:family="table-cell" style:parent-style-name="Default" style:data-style-name="N0">
      <style:table-cell-properties fo:background-color="#ff860d" style:text-align-source="fix" style:repeat-content="false" fo:wrap-option="wrap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b2b2b2" style:text-align-source="fix" style:repeat-content="false" fo:wrap-option="wrap" style:vertical-align="automatic"/>
      <style:paragraph-properties fo:text-align="center"/>
    </style:style>
    <style:style style:name="ce77" style:family="table-cell" style:parent-style-name="Default" style:data-style-name="N0">
      <style:table-cell-properties fo:background-color="#00a933" style:text-align-source="fix" style:repeat-content="false" fo:wrap-option="wrap" style:vertical-align="automatic"/>
      <style:paragraph-properties fo:text-align="center"/>
    </style:style>
    <style:style style:name="ce196" style:family="table-cell" style:parent-style-name="Default" style:data-style-name="N0">
      <style:text-properties fo:font-size="16pt" style:font-size-asian="16pt" style:font-size-complex="16pt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97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101" style:family="table-cell" style:parent-style-name="Default" style:data-style-name="N0"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wrap-option="wrap" fo:border="0.06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0">
      <style:text-properties fo:color="#ffffff" fo:font-size="16pt" style:font-size-asian="16pt" style:font-size-complex="16pt"/>
    </style:style>
    <style:style style:name="ce20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  <style:map style:condition="cell-content()&lt;0" style:apply-style-name="cf1" style:base-cell-address="Cadre.A1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6pt" style:font-size-asian="16pt" style:font-size-complex="16pt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3" style:family="table-cell" style:parent-style-name="Default" style:data-style-name="N0"/>
    <style:style style:name="gr1" style:family="graphic" style:parent-style-name="Default">
      <style:graphic-properties draw:stroke="solid" svg:stroke-width="0.018cm" svg:stroke-color="#4472c4" draw:marker-end="a10" svg:stroke-opacity="100%" draw:stroke-linejoin="miter" svg:stroke-linecap="butt" draw:fill="none" fo:padding-top="-0.008cm" fo:padding-bottom="-0.008cm" fo:padding-left="-0.008cm" fo:padding-right="-0.008cm" loext:decorative="false"/>
    </style:style>
    <style:style style:name="gr2" style:family="graphic" style:parent-style-name="Default">
      <style:graphic-properties draw:stroke="solid" svg:stroke-width="0.018cm" svg:stroke-color="#4472c4" draw:marker-end="a8" svg:stroke-opacity="100%" draw:stroke-linejoin="miter" svg:stroke-linecap="butt" draw:fill="none" fo:padding-top="-0.008cm" fo:padding-bottom="-0.008cm" fo:padding-left="-0.008cm" fo:padding-right="-0.008cm" loext:decorative="false"/>
    </style:style>
    <style:style style:name="gr3" style:family="graphic" style:parent-style-name="Default">
      <style:graphic-properties draw:stroke="solid" svg:stroke-width="0.018cm" svg:stroke-color="#4472c4" draw:marker-end="a4" svg:stroke-opacity="100%" draw:stroke-linejoin="miter" svg:stroke-linecap="butt" draw:fill="none" fo:padding-top="-0.008cm" fo:padding-bottom="-0.008cm" fo:padding-left="-0.008cm" fo:padding-right="-0.008cm" loext:decorative="false"/>
    </style:style>
    <style:style style:name="gr4" style:family="graphic" style:parent-style-name="Default">
      <style:graphic-properties draw:stroke="solid" svg:stroke-width="0.018cm" svg:stroke-color="#4472c4" draw:marker-end="a6" svg:stroke-opacity="100%" draw:stroke-linejoin="miter" svg:stroke-linecap="butt" draw:fill="none" fo:padding-top="-0.008cm" fo:padding-bottom="-0.008cm" fo:padding-left="-0.008cm" fo:padding-right="-0.008cm" loext:decorative="false"/>
    </style:style>
    <style:style style:name="P1" style:family="paragraph">
      <loext:graphic-properties draw:fill="none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Times New Roman2" style:font-name-complex="Times New Roman2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Cad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/>
          <table:table-cell table:style-name="ce2" office:value-type="string" calcext:value-type="string">
            <text:p>ACTIF</text:p>
          </table:table-cell>
          <table:table-cell table:style-name="ce3" office:value-type="string" calcext:value-type="string">
            <text:p>Brut (valeur d’achat)</text:p>
          </table:table-cell>
          <table:table-cell table:style-name="ce4" office:value-type="string" calcext:value-type="string">
            <text:p>Amortissement (perte de valeur subie par le bien depuis son acquisition)</text:p>
          </table:table-cell>
          <table:table-cell table:style-name="ce3" office:value-type="string" calcext:value-type="string">
            <text:p>Net (valeur réelle actuelle)</text:p>
          </table:table-cell>
          <table:table-cell table:style-name="ce5" office:value-type="string" calcext:value-type="string">
            <text:p>PASSIF</text:p>
          </table:table-cell>
          <table:table-cell table:style-name="ce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/>
          <table:table-cell table:style-name="ce7" office:value-type="string" calcext:value-type="string">
            <text:p>ACTIF IMMOBILISE</text:p>
          </table:table-cell>
          <table:table-cell table:style-name="ce8"/>
          <table:table-cell table:style-name="ce9"/>
          <table:table-cell table:style-name="ce8"/>
          <table:table-cell table:style-name="ce10" office:value-type="string" calcext:value-type="string">
            <text:p>CAPITAUX PROPRES</text:p>
          </table:table-cell>
          <table:table-cell table:style-name="ce11"/>
          <table:table-cell table:number-columns-repeated="16377"/>
        </table:table-row>
        <table:table-row table:style-name="ro3">
          <table:table-cell/>
          <table:table-cell table:style-name="ce12" office:value-type="string" calcext:value-type="string">
            <text:p>Immobilisations incorporelles</text:p>
          </table:table-cell>
          <table:table-cell table:style-name="ce8"/>
          <table:table-cell table:style-name="ce9"/>
          <table:table-cell table:style-name="ce24"/>
          <table:table-cell table:style-name="ce14" office:value-type="string" calcext:value-type="string">
            <text:p>Capital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Frais d'établissement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24" table:formula="of:=[.C4]-[.D4]" office:value-type="float" office:value="0" calcext:value-type="float">
            <text:p>0</text:p>
          </table:table-cell>
          <table:table-cell table:style-name="ce14" office:value-type="string" calcext:value-type="string">
            <text:p>Réserves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Frais de recherche et de développement</text:p>
          </table:table-cell>
          <table:table-cell table:style-name="ce17" office:value-type="float" office:value="0" calcext:value-type="float">
            <text:p>0</text:p>
          </table:table-cell>
          <table:table-cell table:style-name="ce9"/>
          <table:table-cell table:style-name="ce24" table:formula="of:=[.C5]-[.D5]" office:value-type="float" office:value="0" calcext:value-type="float">
            <text:p>0</text:p>
          </table:table-cell>
          <table:table-cell table:style-name="ce19" office:value-type="string" calcext:value-type="string">
            <text:p>Résultat net de l'entreprise</text:p>
          </table:table-cell>
          <table:table-cell table:style-name="ce18" table:formula="of:=[.G42]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oncessions, brevets, licences, marques,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24" table:formula="of:=[.C6]-[.D6]" office:value-type="float" office:value="0" calcext:value-type="float">
            <text:p>0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16" office:value-type="string" calcext:value-type="string">
            <text:p>Fonds commercial</text:p>
          </table:table-cell>
          <table:table-cell table:style-name="ce17"/>
          <table:table-cell table:style-name="ce9"/>
          <table:table-cell table:style-name="ce24" table:formula="of:=[.C7]-[.D7]" office:value-type="float" office:value="0" calcext:value-type="float">
            <text:p>0</text:p>
          </table:table-cell>
          <table:table-cell table:style-name="ce20" office:value-type="string" calcext:value-type="string">
            <text:p>TOTAL I</text:p>
          </table:table-cell>
          <table:table-cell table:style-name="ce21" table:formula="of:=[.G3]+[.G4]+[.G5]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/>
          <table:table-cell table:style-name="ce12"/>
          <table:table-cell table:style-name="ce8"/>
          <table:table-cell table:style-name="ce9"/>
          <table:table-cell table:style-name="ce24"/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Immobilisations corporelles</text:p>
          </table:table-cell>
          <table:table-cell table:style-name="ce8"/>
          <table:table-cell table:style-name="ce9"/>
          <table:table-cell table:style-name="ce24"/>
          <table:table-cell table:style-name="ce10" office:value-type="string" calcext:value-type="string">
            <text:p>DETTES</text:p>
          </table:table-cell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Terrain</text:p>
          </table:table-cell>
          <table:table-cell table:style-name="ce17" office:value-type="float" office:value="0" calcext:value-type="float">
            <text:p>0</text:p>
          </table:table-cell>
          <table:table-cell table:style-name="ce9"/>
          <table:table-cell table:style-name="ce24" table:formula="of:=[.C10]-[.D10]" office:value-type="float" office:value="0" calcext:value-type="float">
            <text:p>0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onstructions</text:p>
          </table:table-cell>
          <table:table-cell table:style-name="ce17"/>
          <table:table-cell table:style-name="ce23"/>
          <table:table-cell table:style-name="ce24" table:formula="of:=[.C11]-[.D11]" office:value-type="float" office:value="0" calcext:value-type="float">
            <text:p>0</text:p>
          </table:table-cell>
          <table:table-cell table:style-name="ce14" office:value-type="string" calcext:value-type="string">
            <text:p>Emprunts et dettes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77"/>
        </table:table-row>
        <table:table-row table:style-name="ro5">
          <table:table-cell/>
          <table:table-cell table:style-name="ce16" office:value-type="string" calcext:value-type="string">
            <text:p>Installations techniques, matériels et outillages industriels</text:p>
          </table:table-cell>
          <table:table-cell table:style-name="ce2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C12]-[.D12]" office:value-type="float" office:value="0" calcext:value-type="float">
            <text:p>0</text:p>
          </table:table-cell>
          <table:table-cell table:style-name="ce14" office:value-type="string" calcext:value-type="string">
            <text:p>Dettes fournisseurs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77"/>
        </table:table-row>
        <table:table-row table:style-name="ro6">
          <table:table-cell/>
          <table:table-cell table:style-name="ce16" office:value-type="string" calcext:value-type="string">
            <text:p>Autres immobilisations corporelles (matériel de transport, de bureau, informatique, …)</text:p>
          </table:table-cell>
          <table:table-cell table:style-name="ce25"/>
          <table:table-cell table:style-name="ce23"/>
          <table:table-cell table:style-name="ce24" table:formula="of:=[.C13]-[.D13]" office:value-type="float" office:value="0" calcext:value-type="float">
            <text:p>0</text:p>
          </table:table-cell>
          <table:table-cell table:style-name="ce14" office:value-type="string" calcext:value-type="string">
            <text:p>Découvert bancair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77"/>
        </table:table-row>
        <table:table-row table:style-name="ro5">
          <table:table-cell/>
          <table:table-cell table:style-name="ce12" office:value-type="string" calcext:value-type="string">
            <text:p>Immobilisations financières</text:p>
          </table:table-cell>
          <table:table-cell table:style-name="ce17"/>
          <table:table-cell table:style-name="ce23"/>
          <table:table-cell table:style-name="ce24"/>
          <table:table-cell table:style-name="ce14" office:value-type="string" calcext:value-type="string">
            <text:p>Dettes fiscales et sociales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Prêts</text:p>
          </table:table-cell>
          <table:table-cell table:style-name="ce17" office:value-type="float" office:value="0" calcext:value-type="float">
            <text:p>0</text:p>
          </table:table-cell>
          <table:table-cell table:style-name="ce9"/>
          <table:table-cell table:style-name="ce24" table:formula="of:=[.C15]-[.D15]" office:value-type="float" office:value="0" calcext:value-type="float">
            <text:p>0</text:p>
          </table:table-cell>
          <table:table-cell table:style-name="ce27" office:value-type="string" calcext:value-type="string">
            <text:p><text:s text:c="9"/>Impôt sur bénéfice</text:p>
          </table:table-cell>
          <table:table-cell table:style-name="ce21" table:formula="of:=[.C46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28" office:value-type="string" calcext:value-type="string">
            <text:p>TOTAL I</text:p>
          </table:table-cell>
          <table:table-cell table:style-name="ce18" table:formula="of:=[.C4]+[.C5]+[.C6]+[.C7]+[.C10]+[.C12]+[.C15]" office:value-type="float" office:value="0" calcext:value-type="float">
            <text:p>0</text:p>
          </table:table-cell>
          <table:table-cell table:style-name="ce29" table:formula="of:=[.D12]" office:value-type="float" office:value="0" calcext:value-type="float">
            <text:p>0</text:p>
          </table:table-cell>
          <table:table-cell table:style-name="ce18" table:formula="of:=[.E4]+[.E5]+[.E6]+[.E7]+[.E10]+[.E11]+[.E12]+[.E13]" office:value-type="float" office:value="0" calcext:value-type="float">
            <text:p>0</text:p>
          </table:table-cell>
          <table:table-cell table:style-name="ce20" office:value-type="string" calcext:value-type="string">
            <text:p>TOTAL II</text:p>
          </table:table-cell>
          <table:table-cell table:style-name="ce21" table:formula="of:=[.G11]+[.G12]+[.G13]+[.G14]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number-columns-repeated="2"/>
          <table:table-cell table:style-name="ce30"/>
          <table:table-cell table:style-name="ce31"/>
          <table:table-cell table:style-name="ce30"/>
          <table:table-cell table:style-name="ce22"/>
          <table:table-cell table:style-name="ce15"/>
          <table:table-cell table:number-columns-repeated="16377"/>
        </table:table-row>
        <table:table-row table:style-name="ro4">
          <table:table-cell/>
          <table:table-cell table:style-name="ce32"/>
          <table:table-cell table:style-name="ce33"/>
          <table:table-cell table:style-name="ce1"/>
          <table:table-cell table:style-name="ce33"/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7" office:value-type="string" calcext:value-type="string">
            <text:p>ACTIF CIRCULANT</text:p>
          </table:table-cell>
          <table:table-cell table:style-name="ce17"/>
          <table:table-cell table:style-name="ce9"/>
          <table:table-cell table:style-name="ce17"/>
          <table:table-cell table:style-name="ce22"/>
          <table:table-cell table:style-name="ce15"/>
          <table:table-cell table:number-columns-repeated="16377"/>
        </table:table-row>
        <table:table-row table:style-name="ro5">
          <table:table-cell/>
          <table:table-cell table:style-name="ce16" office:value-type="string" calcext:value-type="string">
            <text:p>Stocks finaux (SF) de marchandises et de MP</text:p>
          </table:table-cell>
          <table:table-cell table:style-name="ce17" office:value-type="float" office:value="0" calcext:value-type="float">
            <text:p>0</text:p>
          </table:table-cell>
          <table:table-cell table:style-name="ce9"/>
          <table:table-cell table:style-name="ce17" table:formula="of:=[.C20]-[.D20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Créances Clients</text:p>
          </table:table-cell>
          <table:table-cell table:style-name="ce17" office:value-type="float" office:value="0" calcext:value-type="float">
            <text:p>0</text:p>
          </table:table-cell>
          <table:table-cell table:style-name="ce9"/>
          <table:table-cell table:style-name="ce17" table:formula="of:=[.C21]-[.D21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3">
          <table:table-cell/>
          <table:table-cell table:style-name="ce16" office:value-type="string" calcext:value-type="string">
            <text:p>Valeurs mobilières de placement (VMP)</text:p>
          </table:table-cell>
          <table:table-cell table:style-name="ce17"/>
          <table:table-cell table:style-name="ce9"/>
          <table:table-cell table:style-name="ce17" table:formula="of:=[.C22]-[.D22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6">
          <table:table-cell/>
          <table:table-cell table:style-name="ce16" office:value-type="string" calcext:value-type="string">
            <text:p>Disponibilités (argent disponible : argent liquide (caisse) et solde des comptes bancaires &gt;0)</text:p>
          </table:table-cell>
          <table:table-cell table:style-name="ce17" office:value-type="float" office:value="0" calcext:value-type="float">
            <text:p>0</text:p>
          </table:table-cell>
          <table:table-cell table:style-name="ce9"/>
          <table:table-cell table:style-name="ce17" table:formula="of:=[.C23]-[.D23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28" office:value-type="string" calcext:value-type="string">
            <text:p>TOTAL II</text:p>
          </table:table-cell>
          <table:table-cell table:style-name="ce34" table:formula="of:=[.C20]+[.C21]+[.C22]+[.C23]" office:value-type="float" office:value="0" calcext:value-type="float">
            <text:p>0</text:p>
          </table:table-cell>
          <table:table-cell table:style-name="ce35" table:formula="of:=[.D23]-[.D22]+[.D21]+[.D20]" office:value-type="float" office:value="0" calcext:value-type="float">
            <text:p>0</text:p>
          </table:table-cell>
          <table:table-cell table:style-name="ce34" table:formula="of:=[.E20]+[.E21]+[.E22]+[.E23]" office:value-type="float" office:value="0" calcext:value-type="float">
            <text:p>0</text:p>
          </table:table-cell>
          <table:table-cell table:style-name="ce22"/>
          <table:table-cell table:style-name="ce15"/>
          <table:table-cell table:number-columns-repeated="16377"/>
        </table:table-row>
        <table:table-row table:style-name="ro2">
          <table:table-cell/>
          <table:table-cell table:style-name="ce36" office:value-type="string" calcext:value-type="string">
            <text:p>TOTAL GENERAL</text:p>
          </table:table-cell>
          <table:table-cell table:style-name="ce37" table:formula="of:=[.C16]+[.C24]" office:value-type="float" office:value="0" calcext:value-type="float">
            <text:p>0</text:p>
          </table:table-cell>
          <table:table-cell table:style-name="ce37" table:formula="of:=[.D16]+[.D24]" office:value-type="float" office:value="0" calcext:value-type="float">
            <text:p>0</text:p>
          </table:table-cell>
          <table:table-cell table:style-name="ce37" table:formula="of:=[.E16]+[.E24]" office:value-type="float" office:value="0" calcext:value-type="float">
            <text:p>0</text:p>
            <draw:connector draw:z-index="3" draw:name="Connecteur droit avec flèche 8" draw:style-name="gr1" draw:text-style-name="P1" draw:type="line" svg:x1="4.974cm" svg:y1="1.879cm" svg:x2="2.249cm" svg:y2="0.609cm" svg:d="M28892 17701l-2725-1270" svg:viewBox="0 0 2726 1271">
              <text:p/>
            </draw:connector>
          </table:table-cell>
          <table:table-cell table:style-name="ce38" office:value-type="string" calcext:value-type="string">
            <text:p>TOTAL GENERAL</text:p>
            <draw:connector draw:z-index="2" draw:name="Connecteur droit avec flèche 6" draw:style-name="gr2" draw:text-style-name="P1" draw:type="line" svg:x1="6.456cm" svg:y1="1.826cm" svg:x2="7.964cm" svg:y2="0.582cm" svg:d="M32967 17648l1508-1244" svg:viewBox="0 0 1509 1245">
              <text:p/>
            </draw:connector>
          </table:table-cell>
          <table:table-cell table:style-name="ce39" table:formula="of:=[.G7]+[.G16]" office:value-type="float" office:value="0" calcext:value-type="float">
            <text:p>0</text:p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5"/>
          <table:table-cell table:style-name="ce104" office:value-type="string" calcext:value-type="string">
            <text:p>X=Y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41" office:value-type="string" calcext:value-type="string">
            <text:p>CHARGES</text:p>
          </table:table-cell>
          <table:table-cell table:style-name="ce42" office:value-type="string" calcext:value-type="string">
            <text:p>EXERCICE N</text:p>
          </table:table-cell>
          <table:table-cell table:style-name="ce43" office:value-type="string" calcext:value-type="string">
            <text:p>PRODUITS</text:p>
          </table:table-cell>
          <table:table-cell table:style-name="ce42" office:value-type="string" calcext:value-type="string">
            <text:p>EXERCICE N</text:p>
          </table:table-cell>
          <table:table-cell/>
          <table:table-cell table:style-name="ce44"/>
          <table:table-cell table:number-columns-repeated="16377"/>
        </table:table-row>
        <table:table-row table:style-name="ro7">
          <table:table-cell/>
          <table:table-cell table:style-name="ce45" office:value-type="string" calcext:value-type="string">
            <text:p>Charges d'exploitation</text:p>
          </table:table-cell>
          <table:table-cell table:style-name="ce46"/>
          <table:table-cell table:style-name="ce47" office:value-type="string" calcext:value-type="string">
            <text:p>Produits d'exploitation</text:p>
          </table:table-cell>
          <table:table-cell table:style-name="ce48"/>
          <table:table-cell/>
          <table:table-cell table:style-name="ce49"/>
          <table:table-cell table:number-columns-repeated="16377"/>
        </table:table-row>
        <table:table-row table:style-name="ro8">
          <table:table-cell/>
          <table:table-cell table:style-name="ce50" office:value-type="string" calcext:value-type="string">
            <text:p>Achats de marchandises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string" calcext:value-type="string">
            <text:p><text:s text:c="5"/>vente de marchandises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54" office:value-type="string" calcext:value-type="string">
            <text:p><text:s text:c="14"/>Variation de stock de marchandises : SI – SF</text:p>
          </table:table-cell>
          <table:table-cell table:style-name="ce55"/>
          <table:table-cell table:style-name="ce52" office:value-type="string" calcext:value-type="string">
            <text:p><text:s text:c="5"/>Vente de produits finis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56" office:value-type="string" calcext:value-type="string">
            <text:p><text:s text:c="8"/>Achats de MP et Consommables</text:p>
          </table:table-cell>
          <table:table-cell table:style-name="ce55" office:value-type="float" office:value="0" calcext:value-type="float">
            <text:p>0</text:p>
          </table:table-cell>
          <table:table-cell table:style-name="ce57" office:value-type="string" calcext:value-type="string">
            <text:p><text:s text:c="5"/>Prestations de services</text:p>
          </table:table-cell>
          <table:table-cell table:style-name="ce58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16377"/>
        </table:table-row>
        <table:table-row table:style-name="ro8">
          <table:table-cell/>
          <table:table-cell table:style-name="ce54" office:value-type="string" calcext:value-type="string">
            <text:p><text:s text:c="14"/>Variation de stock de MP : SI – SF</text:p>
          </table:table-cell>
          <table:table-cell table:style-name="ce55"/>
          <table:table-cell table:style-name="ce60" office:value-type="string" calcext:value-type="string">
            <text:p>CA = Chiffre d'affaire</text:p>
          </table:table-cell>
          <table:table-cell table:style-name="ce61" table:formula="of:=[.E31]+[.E32]+[.E33]" office:value-type="float" office:value="0" calcext:value-type="float">
            <text:p>0</text:p>
          </table:table-cell>
          <table:table-cell table:style-name="ce59" office:value-type="string" calcext:value-type="string">
            <text:p>Total recettes : A</text:p>
          </table:table-cell>
          <table:table-cell table:style-name="ce62" table:formula="of:=[.E48]" office:value-type="float" office:value="0" calcext:value-type="float">
            <text:p>0</text:p>
          </table:table-cell>
          <table:table-cell table:number-columns-repeated="16377"/>
        </table:table-row>
        <table:table-row table:style-name="ro5">
          <table:table-cell/>
          <table:table-cell table:style-name="ce50" office:value-type="string" calcext:value-type="string">
            <text:p>Charges de fonctionnement (loyer, publicité, frais de déplacements, ...)</text:p>
          </table:table-cell>
          <table:table-cell table:style-name="ce63" office:value-type="float" office:value="0" calcext:value-type="float">
            <text:p>0</text:p>
          </table:table-cell>
          <table:table-cell table:style-name="ce52" office:value-type="string" calcext:value-type="string">
            <text:p><text:s text:c="5"/>Subvention d’exploitation</text:p>
          </table:table-cell>
          <table:table-cell table:style-name="ce53"/>
          <table:table-cell table:style-name="ce59" office:value-type="string" calcext:value-type="string">
            <text:p>Total des dépenses : B</text:p>
          </table:table-cell>
          <table:table-cell table:style-name="ce64" table:formula="of:=[.C48]" office:value-type="float" office:value="0" calcext:value-type="float">
            <text:p>0</text:p>
          </table:table-cell>
          <table:table-cell table:number-columns-repeated="16377"/>
        </table:table-row>
        <table:table-row table:style-name="ro9">
          <table:table-cell/>
          <table:table-cell table:style-name="ce50" office:value-type="string" calcext:value-type="string">
            <text:p>Impôts, taxes et versements assimilés</text:p>
          </table:table-cell>
          <table:table-cell table:style-name="ce51" office:value-type="float" office:value="0" calcext:value-type="float">
            <text:p>0</text:p>
          </table:table-cell>
          <table:table-cell table:style-name="ce60" office:value-type="string" calcext:value-type="string">
            <text:p>Total des produits d'exploitation (I)</text:p>
          </table:table-cell>
          <table:table-cell table:style-name="ce61" table:formula="of:=[.E34]+[.E35]" office:value-type="float" office:value="0" calcext:value-type="float">
            <text:p>0</text:p>
          </table:table-cell>
          <table:table-cell table:style-name="ce59" office:value-type="string" calcext:value-type="string">
            <text:p>Résultat (Bénéfice brut ou perte)  : A – B</text:p>
            <draw:connector draw:z-index="0" draw:name="Connecteur droit avec flèche 4" draw:style-name="gr3" draw:text-style-name="P1" draw:type="line" svg:x1="2.302cm" svg:y1="2.646cm" svg:x2="9.313cm" svg:y2="0.503cm" svg:d="M28813 24435l7011-2143" svg:viewBox="0 0 7012 2144">
              <text:p/>
            </draw:connector>
            <draw:connector draw:z-index="1" draw:name="Connecteur droit avec flèche 6" draw:style-name="gr4" draw:text-style-name="P1" draw:type="line" svg:x1="2.064cm" svg:y1="3.387cm" svg:x2="9.842cm" svg:y2="0.635cm" svg:d="M28575 25176l7778-2752" svg:viewBox="0 0 7779 2753">
              <text:p/>
            </draw:connector>
          </table:table-cell>
          <table:table-cell table:style-name="ce65" table:formula="of:=[.G34]-[.G35]" office:value-type="float" office:value="0" calcext:value-type="float">
            <text:p>0</text:p>
          </table:table-cell>
          <table:table-cell table:number-columns-repeated="16377"/>
        </table:table-row>
        <table:table-row table:style-name="ro8">
          <table:table-cell/>
          <table:table-cell table:style-name="ce50" office:value-type="string" calcext:value-type="string">
            <text:p>Salaires et traitements</text:p>
          </table:table-cell>
          <table:table-cell table:style-name="ce51" office:value-type="float" office:value="0" calcext:value-type="float">
            <text:p>0</text:p>
          </table:table-cell>
          <table:table-cell table:style-name="ce66" table:number-columns-repeated="2"/>
          <table:table-cell table:number-columns-repeated="16379"/>
        </table:table-row>
        <table:table-row table:style-name="ro8">
          <table:table-cell/>
          <table:table-cell table:style-name="ce50" office:value-type="string" calcext:value-type="string">
            <text:p>Charges sociales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68"/>
          <table:table-cell office:value-type="string" calcext:value-type="string">
            <text:p>Si :</text:p>
          </table:table-cell>
          <table:table-cell table:number-columns-repeated="16378"/>
        </table:table-row>
        <table:table-row table:style-name="ro10">
          <table:table-cell/>
          <table:table-cell table:style-name="ce69" office:value-type="string" calcext:value-type="string">
            <text:p><text:span text:style-name="T1">Dotation aux Amortissements</text:span></text:p>
          </table:table-cell>
          <table:table-cell table:style-name="ce51"/>
          <table:table-cell table:style-name="ce67"/>
          <table:table-cell table:style-name="ce68"/>
          <table:table-cell table:style-name="ce70" office:value-type="string" calcext:value-type="string">
            <text:p>Resultat &lt;0</text:p>
          </table:table-cell>
          <table:table-cell table:style-name="ce71"/>
          <table:table-cell table:number-columns-repeated="16377"/>
        </table:table-row>
        <table:table-row table:style-name="ro8">
          <table:table-cell/>
          <table:table-cell table:style-name="ce60" office:value-type="string" calcext:value-type="string">
            <text:p>Total des charges d'exploitation (I)</text:p>
          </table:table-cell>
          <table:table-cell table:style-name="ce72" table:formula="of:=[.C31]+[.C32]+[.C33]+[.C34]+[.C35]+[.C36]+[.C37]+[.C38]+[.C39]" office:value-type="float" office:value="0" calcext:value-type="float">
            <text:p>0</text:p>
          </table:table-cell>
          <table:table-cell table:style-name="ce67"/>
          <table:table-cell table:style-name="ce68"/>
          <table:table-cell table:style-name="ce70" office:value-type="string" calcext:value-type="string">
            <text:p>Résultat &gt;0 , alors :</text:p>
          </table:table-cell>
          <table:table-cell table:number-columns-repeated="16378"/>
        </table:table-row>
        <table:table-row table:style-name="ro11">
          <table:table-cell/>
          <table:table-cell table:style-name="ce73" office:value-type="string" calcext:value-type="string">
            <text:p>Charges financières</text:p>
          </table:table-cell>
          <table:table-cell table:style-name="ce46"/>
          <table:table-cell table:style-name="ce47" office:value-type="string" calcext:value-type="string">
            <text:p>Produits financiers</text:p>
          </table:table-cell>
          <table:table-cell table:style-name="ce53"/>
          <table:table-cell table:style-name="ce74" office:value-type="string" calcext:value-type="string">
            <text:p>Impôt sur le bénéfice = 1/3* Résultat</text:p>
          </table:table-cell>
          <table:table-cell table:style-name="ce75"/>
          <table:table-cell table:number-columns-repeated="16377"/>
        </table:table-row>
        <table:table-row table:style-name="ro12">
          <table:table-cell/>
          <table:table-cell table:style-name="ce76" office:value-type="string" calcext:value-type="string">
            <text:p>Intérêts des emprunts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string" calcext:value-type="string">
            <text:p><text:s text:c="5"/>Intérêts des placements</text:p>
          </table:table-cell>
          <table:table-cell table:style-name="ce53" office:value-type="float" office:value="0" calcext:value-type="float">
            <text:p>0</text:p>
          </table:table-cell>
          <table:table-cell table:style-name="ce74" office:value-type="string" calcext:value-type="string">
            <text:p>Bénéfice net = 2/3 * Résultat</text:p>
          </table:table-cell>
          <table:table-cell table:style-name="ce77"/>
          <table:table-cell table:number-columns-repeated="16377"/>
        </table:table-row>
        <table:table-row table:style-name="ro8">
          <table:table-cell/>
          <table:table-cell table:style-name="ce60" office:value-type="string" calcext:value-type="string">
            <text:p>Total des charges financières (II)</text:p>
          </table:table-cell>
          <table:table-cell table:style-name="ce72" table:formula="of:=[.C42]" office:value-type="float" office:value="0" calcext:value-type="float">
            <text:p>0</text:p>
          </table:table-cell>
          <table:table-cell table:style-name="ce60" office:value-type="string" calcext:value-type="string">
            <text:p>Total des produits financiers (II)</text:p>
          </table:table-cell>
          <table:table-cell table:style-name="ce61" table:formula="of:=[.E42]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78" office:value-type="string" calcext:value-type="string">
            <text:p>Charges exceptionnelles (III)</text:p>
          </table:table-cell>
          <table:table-cell table:style-name="ce72" office:value-type="float" office:value="0" calcext:value-type="float">
            <text:p>0</text:p>
          </table:table-cell>
          <table:table-cell table:style-name="ce66" table:number-columns-repeated="2"/>
          <table:table-cell table:number-columns-repeated="16379"/>
        </table:table-row>
        <table:table-row table:style-name="ro8">
          <table:table-cell/>
          <table:table-cell table:style-name="ce79" office:value-type="string" calcext:value-type="string">
            <text:p>Participation des salariés aux fruits de l'expansion (IV)</text:p>
          </table:table-cell>
          <table:table-cell table:style-name="ce80"/>
          <table:table-cell table:style-name="ce78" office:value-type="string" calcext:value-type="string">
            <text:p>Produits exceptionnels (III)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81" office:value-type="string" calcext:value-type="string">
            <text:p>Impôts sur les bénéfices (V)</text:p>
          </table:table-cell>
          <table:table-cell table:style-name="ce82"/>
          <table:table-cell table:style-name="ce83"/>
          <table:table-cell table:style-name="ce68"/>
          <table:table-cell table:number-columns-repeated="16379"/>
        </table:table-row>
        <table:table-row table:style-name="ro8">
          <table:table-cell/>
          <table:table-cell table:style-name="ce84"/>
          <table:table-cell table:style-name="ce51"/>
          <table:table-cell table:style-name="ce85"/>
          <table:table-cell table:style-name="ce53"/>
          <table:table-cell table:number-columns-repeated="16379"/>
        </table:table-row>
        <table:table-row table:style-name="ro8">
          <table:table-cell/>
          <table:table-cell table:style-name="ce81" office:value-type="string" calcext:value-type="string">
            <text:p>Total des charges (I+II+III+IV+V)</text:p>
          </table:table-cell>
          <table:table-cell table:style-name="ce86" table:formula="of:=[.C40]+[.C43]+[.C44]+[.C45]+[.C46]" office:value-type="float" office:value="0" calcext:value-type="float">
            <text:p>0</text:p>
          </table:table-cell>
          <table:table-cell table:style-name="ce78" office:value-type="string" calcext:value-type="string">
            <text:p>Total des produits (I+II+III)</text:p>
          </table:table-cell>
          <table:table-cell table:style-name="ce87" table:formula="of:=[.E36]+[.E43]+[.E45]" office:value-type="float" office:value="0" calcext:value-type="float">
            <text:p>0</text:p>
          </table:table-cell>
          <table:table-cell table:number-columns-repeated="16379"/>
        </table:table-row>
        <table:table-row table:style-name="ro8">
          <table:table-cell/>
          <table:table-cell table:style-name="ce88" office:value-type="string" calcext:value-type="string">
            <text:p>Bénéfice net</text:p>
          </table:table-cell>
          <table:table-cell table:style-name="ce89"/>
          <table:table-cell table:style-name="ce60" office:value-type="string" calcext:value-type="string">
            <text:p>Perte</text:p>
          </table:table-cell>
          <table:table-cell table:style-name="ce90"/>
          <table:table-cell table:number-columns-repeated="16379"/>
        </table:table-row>
        <table:table-row table:style-name="ro8">
          <table:table-cell/>
          <table:table-cell table:style-name="ce91" office:value-type="string" calcext:value-type="string">
            <text:p>TOTAL GENERAL</text:p>
          </table:table-cell>
          <table:table-cell table:style-name="ce92" table:formula="of:=[.C48]+[.C49]" office:value-type="float" office:value="0" calcext:value-type="float">
            <text:p>0</text:p>
          </table:table-cell>
          <table:table-cell table:style-name="ce93" office:value-type="string" calcext:value-type="string">
            <text:p>TOTAL GENERAL</text:p>
          </table:table-cell>
          <table:table-cell table:style-name="ce94" table:formula="of:=[.E48]+[.E49]" office:value-type="float" office:value="0" calcext:value-type="float">
            <text:p>0</text:p>
          </table:table-cell>
          <table:table-cell table:number-columns-repeated="16379"/>
        </table:table-row>
        <table:table-row table:style-name="ro7" table:number-rows-repeated="2">
          <table:table-cell table:number-columns-repeated="16384"/>
        </table:table-row>
        <table:table-row table:style-name="ro13" table:number-rows-repeated="1048523">
          <table:table-cell table:number-columns-repeated="16384"/>
        </table:table-row>
        <table:table-row table:style-name="ro13">
          <table:table-cell table:number-columns-repeated="16384"/>
        </table:table-row>
        <table:named-expressions>
          <table:named-range table:name="Print_Area" table:base-cell-address="$Cadre.$A$1" table:cell-range-address="Cadre.$A$1:Cadre.$G$50"/>
        </table:named-expressions>
      </table:table>
      <table:table table:name="ratios" table:style-name="ta1">
        <table:table-column table:style-name="co13" table:default-cell-style-name="ce196"/>
        <table:table-column table:style-name="co14" table:default-cell-style-name="ce196"/>
        <table:table-column table:style-name="co15" table:number-columns-repeated="2" table:default-cell-style-name="ce196"/>
        <table:table-column table:style-name="co11" table:default-cell-style-name="ce196"/>
        <table:table-column table:style-name="co16" table:default-cell-style-name="ce196"/>
        <table:table-column table:style-name="co13" table:default-cell-style-name="ce196"/>
        <table:table-column table:style-name="co17" table:default-cell-style-name="ce196"/>
        <table:table-column table:style-name="co18" table:number-columns-repeated="1018" table:default-cell-style-name="ce196"/>
        <table:table-column table:style-name="co12" table:number-columns-repeated="15358" table:default-cell-style-name="ce1"/>
        <table:table-row table:style-name="ro14" table:number-rows-repeated="4">
          <table:table-cell table:number-columns-repeated="16384"/>
        </table:table-row>
        <table:table-row table:style-name="ro14">
          <table:table-cell table:number-columns-repeated="5"/>
          <table:table-cell table:style-name="ce96"/>
          <table:table-cell table:number-columns-repeated="2"/>
          <table:table-cell table:style-name="ce96"/>
          <table:table-cell table:number-columns-repeated="16375"/>
        </table:table-row>
        <table:table-row table:style-name="ro15">
          <table:table-cell table:style-name="ce102" office:value-type="string" calcext:value-type="string" table:number-columns-spanned="1" table:number-rows-spanned="4">
            <text:p>Calculés à partir du compte de résultat</text:p>
          </table:table-cell>
          <table:table-cell/>
          <table:table-cell table:style-name="ce97" office:value-type="string" calcext:value-type="string">
            <text:p>Résultat d'exploitation</text:p>
          </table:table-cell>
          <table:table-cell table:style-name="ce98" office:value-type="string" calcext:value-type="string">
            <text:p>L'entreprise dégage des bénéfices grâce à son activité</text:p>
          </table:table-cell>
          <table:table-cell table:style-name="ce98" office:value-type="string" calcext:value-type="string">
            <text:p>Toujours &gt;0 et &gt; res exceptionnel</text:p>
          </table:table-cell>
          <table:table-cell table:style-name="ce204"/>
          <table:table-cell office:value-type="string" calcext:value-type="string">
            <text:p>'= Produits d’exploitation – Charges d’exploitation</text:p>
          </table:table-cell>
          <table:table-cell/>
          <table:table-cell table:style-name="ce96"/>
          <table:table-cell table:style-name="ce1"/>
          <table:table-cell/>
          <table:table-cell office:value-type="string" calcext:value-type="string">
            <text:p>Permet de dire que l'entrpri</text:p>
          </table:table-cell>
          <table:table-cell table:number-columns-repeated="16372"/>
        </table:table-row>
        <table:table-row table:style-name="ro14">
          <table:covered-table-cell/>
          <table:table-cell/>
          <table:table-cell table:style-name="ce97" office:value-type="string" calcext:value-type="string">
            <text:p>Résultat financier <text:s text:c="2"/></text:p>
          </table:table-cell>
          <table:table-cell table:style-name="ce98" office:value-type="string" calcext:value-type="string">
            <text:p>Bilan de la politique financière de l'entreprise</text:p>
          </table:table-cell>
          <table:table-cell table:style-name="ce97" office:value-type="string" calcext:value-type="string">
            <text:p>Proche de 0</text:p>
          </table:table-cell>
          <table:table-cell table:style-name="ce100"/>
          <table:table-cell office:value-type="string" calcext:value-type="string">
            <text:p>'=Produits financiers – Charges financièr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4">
          <table:covered-table-cell/>
          <table:table-cell/>
          <table:table-cell table:style-name="ce97" office:value-type="string" calcext:value-type="string">
            <text:p>Résultat exceptionnel <text:s/></text:p>
          </table:table-cell>
          <table:table-cell table:style-name="ce98" office:value-type="string" calcext:value-type="string">
            <text:p>Elements exceptionnels perçus par l'entreprise</text:p>
          </table:table-cell>
          <table:table-cell table:style-name="ce97" office:value-type="string" calcext:value-type="string">
            <text:p><text:s/>proche de 0</text:p>
          </table:table-cell>
          <table:table-cell table:style-name="ce100"/>
          <table:table-cell office:value-type="string" calcext:value-type="string">
            <text:p>'=Produits exceptionnels – Charges exceptionnell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6">
          <table:covered-table-cell/>
          <table:table-cell/>
          <table:table-cell table:style-name="ce97" office:value-type="string" calcext:value-type="string">
            <text:p>Ratio de profitabilité (%) <text:s/></text:p>
          </table:table-cell>
          <table:table-cell table:style-name="ce98" office:value-type="string" calcext:value-type="string">
            <text:p>A destination des commerciaux de l'entreprise. Baisse maximale du Prix de vente à proposer aux clients</text:p>
          </table:table-cell>
          <table:table-cell table:style-name="ce97" office:value-type="string" calcext:value-type="string">
            <text:p>Doit être &gt; 20%</text:p>
          </table:table-cell>
          <table:table-cell table:style-name="ce100"/>
          <table:table-cell office:value-type="string" calcext:value-type="string">
            <text:p>'=Bénéfice net / Chiffre d’affaire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4">
          <table:table-cell table:number-columns-repeated="16384"/>
        </table:table-row>
        <table:table-row table:style-name="ro15">
          <table:table-cell table:style-name="ce102" office:value-type="string" calcext:value-type="string" table:number-columns-spanned="1" table:number-rows-spanned="4">
            <text:p>Calculés à partir du bilan</text:p>
          </table:table-cell>
          <table:table-cell/>
          <table:table-cell table:style-name="ce97" office:value-type="string" calcext:value-type="string">
            <text:p>Ratio de rentabilité (%) <text:s/></text:p>
          </table:table-cell>
          <table:table-cell table:style-name="ce98" office:value-type="string" calcext:value-type="string">
            <text:p>A destination des actionnaires. Intérêts des placements</text:p>
          </table:table-cell>
          <table:table-cell table:style-name="ce97" office:value-type="string" calcext:value-type="string">
            <text:p>Doit être supérieur à 4%</text:p>
          </table:table-cell>
          <table:table-cell table:style-name="ce100"/>
          <table:table-cell office:value-type="string" calcext:value-type="string">
            <text:p>'=Résultat net / Capitaux propr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5">
          <table:covered-table-cell/>
          <table:table-cell/>
          <table:table-cell table:style-name="ce97" office:value-type="string" calcext:value-type="string">
            <text:p>Ratio d'indépendance financière </text:p>
          </table:table-cell>
          <table:table-cell table:style-name="ce98" office:value-type="string" calcext:value-type="string">
            <text:p>A destination des banquiers. Capacité à rembourser toutes les dettes de l'entreprise</text:p>
          </table:table-cell>
          <table:table-cell table:style-name="ce97" office:value-type="string" calcext:value-type="string">
            <text:p><text:s/>Doit être supérieur à 1</text:p>
          </table:table-cell>
          <table:table-cell table:style-name="ce100"/>
          <table:table-cell office:value-type="string" calcext:value-type="string">
            <text:p>'=Capitaux propres / Dettes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6">
          <table:covered-table-cell/>
          <table:table-cell/>
          <table:table-cell table:style-name="ce97" office:value-type="string" calcext:value-type="string">
            <text:p>Ratio de liquidité <text:s/></text:p>
          </table:table-cell>
          <table:table-cell table:style-name="ce98" office:value-type="string" calcext:value-type="string">
            <text:p>A destination des fournisseurs. Capacité à payer els fournisseurs. Si &lt;1 ==&gt; risque de dépôt de bilan</text:p>
          </table:table-cell>
          <table:table-cell table:style-name="ce97" office:value-type="string" calcext:value-type="string">
            <text:p>Doit être supérieur à 1</text:p>
          </table:table-cell>
          <table:table-cell table:style-name="ce100"/>
          <table:table-cell office:value-type="string" calcext:value-type="string">
            <text:p>'=(Créances + Valeurs mobilières de placement + Disponibilités) / (Dettes fournisseurs + Découvert bancaire+Dettes fiscales et sociales + Impôt sur le bénéfice)</text:p>
          </table:table-cell>
          <table:table-cell/>
          <table:table-cell table:style-name="ce96"/>
          <table:table-cell table:style-name="ce1"/>
          <table:table-cell table:number-columns-repeated="16374"/>
        </table:table-row>
        <table:table-row table:style-name="ro16">
          <table:covered-table-cell/>
          <table:table-cell/>
          <table:table-cell table:style-name="ce97" office:value-type="string" calcext:value-type="string">
            <text:p>Taux d'usure des machines (%)</text:p>
          </table:table-cell>
          <table:table-cell table:style-name="ce98" office:value-type="string" calcext:value-type="string">
            <text:p>A destination des banquiers ou actionnaires. Usure des machines. Si élevée, nécessité de changer les machines</text:p>
          </table:table-cell>
          <table:table-cell table:style-name="ce97" office:value-type="string" calcext:value-type="string">
            <text:p>Idéal &lt; 50%</text:p>
          </table:table-cell>
          <table:table-cell table:style-name="ce99"/>
          <table:table-cell office:value-type="string" calcext:value-type="string">
            <text:p>=(perte de valeur subie par le bien / Valeur d'achat)</text:p>
          </table:table-cell>
          <table:table-cell/>
          <table:table-cell table:style-name="ce96"/>
          <table:table-cell table:number-columns-repeated="16375"/>
        </table:table-row>
        <table:table-row table:style-name="ro14" table:visibility="collapse" table:number-rows-repeated="2">
          <table:table-cell table:number-columns-repeated="2"/>
          <table:table-cell table:style-name="ce101" table:number-columns-repeated="3"/>
          <table:table-cell table:number-columns-repeated="16379"/>
        </table:table-row>
        <table:table-row table:style-name="ro14" table:visibility="collapse">
          <table:table-cell table:number-columns-repeated="2"/>
          <table:table-cell table:style-name="ce101" table:number-columns-repeated="3"/>
          <table:table-cell table:style-name="ce103" table:number-columns-spanned="6" table:number-rows-spanned="1"/>
          <table:covered-table-cell table:number-columns-repeated="5"/>
          <table:table-cell table:number-columns-repeated="16373"/>
        </table:table-row>
        <table:table-row table:style-name="ro17">
          <table:table-cell table:number-columns-repeated="2"/>
          <table:table-cell table:style-name="ce101" table:number-columns-repeated="3"/>
          <table:table-cell table:number-columns-repeated="16379"/>
        </table:table-row>
        <table:table-row table:style-name="ro18" table:number-rows-repeated="1048557">
          <table:table-cell table:number-columns-repeated="16384"/>
        </table:table-row>
        <table:table-row table:style-name="ro18">
          <table:table-cell table:number-columns-repeated="16384"/>
        </table:table-row>
        <calcext:conditional-formats>
          <calcext:conditional-format calcext:target-range-address="ratios.F6:ratios.F6">
            <calcext:condition calcext:apply-style-name="cf1" calcext:value="&lt;0" calcext:base-cell-address="Cadre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nefice" style:family="table-cell" style:parent-style-name="Default" style:data-style-name="N0">
      <style:table-cell-properties fo:background-color="transparent" style:vertical-align="automatic"/>
    </style:style>
    <style:style style:name="cf1" style:family="table-cell" style:parent-style-name="Default" style:data-style-name="N0"/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at2" style:family="table-cell" style:parent-style-name="Default" style:data-style-name="N0">
      <style:table-cell-properties fo:background-color="#ff99ff" style:text-align-source="fix" style:repeat-content="false" style:vertical-align="middle"/>
      <style:paragraph-properties fo:text-align="center"/>
      <style:text-properties fo:color="#00ccff"/>
    </style:style>
    <draw:marker draw:name="Extrémités_20_de_20_flèche_20_1" draw:display-name="Extrémités de flèche 1" svg:viewBox="0 0 20 30" svg:d="M10 0l-10 30h20z"/>
    <draw:marker draw:name="a10" svg:viewBox="0 0 20 30" svg:d="M10 0l-10 30h20z"/>
    <draw:marker draw:name="a4" svg:viewBox="0 0 20 30" svg:d="M10 0l-10 30h20z"/>
    <draw:marker draw:name="a6" svg:viewBox="0 0 20 30" svg:d="M10 0l-10 30h20z"/>
    <draw:marker draw:name="a8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3:09:19.1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initial-creator>Fabienne Jort</meta:initial-creator>
    <meta:creation-date>2009-10-16T16:28:37Z</meta:creation-date>
    <dc:date>2025-03-05T13:12:56.443000000</dc:date>
    <meta:print-date>2018-03-12T09:57:49Z</meta:print-date>
    <meta:editing-cycles>97</meta:editing-cycles>
    <meta:editing-duration>PT4H5M57S</meta:editing-duration>
    <meta:document-statistic meta:table-count="2" meta:cell-count="190" meta:object-count="4"/>
    <meta:user-defined meta:name="Info 1"/>
    <meta:user-defined meta:name="Info 2"/>
    <meta:user-defined meta:name="Info 3"/>
    <meta:user-defined meta:name="Info 4"/>
  </office:meta>
</office:document-meta>
</file>